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7">
      <style:table-cell-properties style:vertical-align="bottom"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B4" style:family="table-cell" style:data-style-name="N0">
      <style:table-cell-properties style:vertical-align="top" fo:padding-left="0.191cm" fo:padding-right="0.191cm" fo:padding-top="0cm" fo:padding-bottom="0cm" fo:border="0.5pt solid #000000" style:writing-mode="lr-tb"/>
    </style:style>
    <style:style style:name="Tabelle1" style:family="table">
      <style:table-properties style:width="17.754cm" fo:margin-left="0.026cm" fo:margin-right="0cm" table:align="margins" style:writing-mode="lr-tb"/>
    </style:style>
    <style:style style:name="Tabelle1.A" style:family="table-column">
      <style:table-column-properties style:column-width="2.037cm" style:rel-column-width="7520*"/>
    </style:style>
    <style:style style:name="Tabelle1.B" style:family="table-column">
      <style:table-column-properties style:column-width="15.716cm" style:rel-column-width="58015*"/>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1.B4" style:family="table-cell" style:data-style-name="N0">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officeooo:paragraph-rsid="000b4ae3"/>
    </style:style>
    <style:style style:name="P4" style:family="paragraph" style:parent-style-name="CellBody">
      <style:text-properties officeooo:rsid="000a64c6" officeooo:paragraph-rsid="000a64c6"/>
    </style:style>
    <style:style style:name="P5" style:family="paragraph" style:parent-style-name="CellBody">
      <style:paragraph-properties style:snap-to-layout-grid="false"/>
      <style:text-properties officeooo:rsid="000b4ae3" officeooo:paragraph-rsid="000b4ae3"/>
    </style:style>
    <style:style style:name="P6" style:family="paragraph" style:parent-style-name="CellBody">
      <style:paragraph-properties fo:text-align="end" style:justify-single-word="false"/>
      <style:text-properties officeooo:rsid="00285c77" officeooo:paragraph-rsid="00285c77"/>
    </style:style>
    <style:style style:name="P7" style:family="paragraph" style:parent-style-name="CellBody">
      <style:text-properties officeooo:rsid="00285c77" officeooo:paragraph-rsid="00285c77"/>
    </style:style>
    <style:style style:name="P8" style:family="paragraph" style:parent-style-name="CellBody">
      <style:paragraph-properties fo:text-align="end" style:justify-single-word="false"/>
      <style:text-properties officeooo:rsid="002e1432" officeooo:paragraph-rsid="002e1432"/>
    </style:style>
    <style:style style:name="P9" style:family="paragraph" style:parent-style-name="CellBody">
      <style:text-properties officeooo:rsid="002e1432" officeooo:paragraph-rsid="002e1432"/>
    </style:style>
    <style:style style:name="P10" style:family="paragraph" style:parent-style-name="CellBody">
      <style:paragraph-properties fo:keep-with-next="always" style:snap-to-layout-grid="false"/>
    </style:style>
    <style:style style:name="P11" style:family="paragraph" style:parent-style-name="CellBody">
      <style:paragraph-properties fo:keep-with-next="always" style:snap-to-layout-grid="false"/>
      <style:text-properties officeooo:paragraph-rsid="000b4ae3"/>
    </style:style>
    <style:style style:name="P12" style:family="paragraph" style:parent-style-name="CellBody">
      <style:paragraph-properties fo:keep-with-next="always" style:snap-to-layout-grid="false"/>
      <style:text-properties officeooo:rsid="000b4ae3" officeooo:paragraph-rsid="000b4ae3"/>
    </style:style>
    <style:style style:name="P13" style:family="paragraph" style:parent-style-name="CellHeading">
      <style:paragraph-properties fo:text-align="center" style:justify-single-word="false" fo:keep-with-next="always" style:snap-to-layout-grid="false"/>
      <style:text-properties fo:language="fr" fo:country="FR"/>
    </style:style>
    <style:style style:name="P14" style:family="paragraph" style:parent-style-name="Body">
      <style:text-properties fo:language="en" fo:country="GB"/>
    </style:style>
    <style:style style:name="P15" style:family="paragraph" style:parent-style-name="Body">
      <style:text-properties officeooo:rsid="000dec1f" officeooo:paragraph-rsid="000dec1f"/>
    </style:style>
    <style:style style:name="P16" style:family="paragraph" style:parent-style-name="Body">
      <style:text-properties officeooo:rsid="0011b96a" officeooo:paragraph-rsid="0011b96a"/>
    </style:style>
    <style:style style:name="P17" style:family="paragraph" style:parent-style-name="Body">
      <style:text-properties officeooo:rsid="000c2437"/>
    </style:style>
    <style:style style:name="P18" style:family="paragraph" style:parent-style-name="Body">
      <style:text-properties officeooo:rsid="0010126e" officeooo:paragraph-rsid="0010126e"/>
    </style:style>
    <style:style style:name="P19" style:family="paragraph" style:parent-style-name="Body">
      <style:text-properties fo:color="#000000" style:font-name="Arial" fo:font-size="10pt" fo:language="en" fo:country="US" officeooo:rsid="00233771" officeooo:paragraph-rsid="00233771" style:font-name-asian="Times New Roman" style:font-size-asian="10pt" style:font-name-complex="Times New Roman" style:font-size-complex="10pt" style:language-complex="ar" style:country-complex="SA"/>
    </style:style>
    <style:style style:name="P20" style:family="paragraph" style:parent-style-name="Body">
      <style:text-properties officeooo:rsid="002fe0f1" officeooo:paragraph-rsid="002fe0f1"/>
    </style:style>
    <style:style style:name="P21" style:family="paragraph" style:parent-style-name="Abstract">
      <style:text-properties fo:font-size="16pt" fo:font-weight="bold" style:font-size-asian="16pt" style:font-weight-asian="bold"/>
    </style:style>
    <style:style style:name="P22" style:family="paragraph" style:parent-style-name="Standard">
      <style:text-properties fo:color="#ff0000" fo:font-style="italic" fo:font-weight="bold" style:font-style-asian="italic" style:font-weight-asian="bold"/>
    </style:style>
    <style:style style:name="P23" style:family="paragraph" style:parent-style-name="Body">
      <style:paragraph-properties style:writing-mode="lr-tb"/>
    </style:style>
    <style:style style:name="P24" style:family="paragraph" style:parent-style-name="Body">
      <style:paragraph-properties style:writing-mode="lr-tb"/>
      <style:text-properties officeooo:rsid="00536c9d" officeooo:paragraph-rsid="0017dce7"/>
    </style:style>
    <style:style style:name="P25" style:family="paragraph" style:parent-style-name="Heading_20_1">
      <style:paragraph-properties fo:break-before="page"/>
      <style:text-properties fo:language="fr" fo:country="FR"/>
    </style:style>
    <style:style style:name="P26" style:family="paragraph" style:parent-style-name="Heading_20_2">
      <style:text-properties officeooo:rsid="0011b96a" officeooo:paragraph-rsid="0011b96a"/>
    </style:style>
    <style:style style:name="P27" style:family="paragraph" style:parent-style-name="Heading_20_2">
      <style:text-properties fo:language="fr" fo:country="FR"/>
    </style:style>
    <style:style style:name="P28" style:family="paragraph" style:parent-style-name="Heading_20_2">
      <style:text-properties officeooo:paragraph-rsid="000b4ae3"/>
    </style:style>
    <style:style style:name="P29" style:family="paragraph" style:parent-style-name="Body" style:list-style-name="L1">
      <style:text-properties officeooo:rsid="001f07b4" officeooo:paragraph-rsid="001f07b4"/>
    </style:style>
    <style:style style:name="P30" style:family="paragraph" style:parent-style-name="Body" style:list-style-name="L2"/>
    <style:style style:name="P31" style:family="paragraph" style:parent-style-name="Body" style:list-style-name="L1">
      <style:text-properties officeooo:rsid="0013ac1b" officeooo:paragraph-rsid="0013ac1b"/>
    </style:style>
    <style:style style:name="P32" style:family="paragraph" style:parent-style-name="Body" style:list-style-name="L1">
      <style:text-properties officeooo:rsid="001e8ed8" officeooo:paragraph-rsid="001e8ed8"/>
    </style:style>
    <style:style style:name="P33" style:family="paragraph" style:parent-style-name="Body" style:list-style-name="L1">
      <style:text-properties officeooo:rsid="002bddd7" officeooo:paragraph-rsid="00302568"/>
    </style:style>
    <style:style style:name="P34" style:family="paragraph" style:parent-style-name="Body" style:list-style-name="L2">
      <style:paragraph-properties style:writing-mode="lr-tb"/>
    </style:style>
    <style:style style:name="P35" style:family="paragraph" style:parent-style-name="Body" style:list-style-name="L2">
      <style:paragraph-properties style:writing-mode="lr-tb"/>
      <style:text-properties officeooo:rsid="0013ac1b" officeooo:paragraph-rsid="0013ac1b"/>
    </style:style>
    <style:style style:name="P36"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Document_20_Title" style:master-page-name="First_20_Page">
      <style:paragraph-properties style:page-number="auto"/>
      <style:text-properties fo:font-size="10pt" fo:font-style="italic" style:font-size-asian="10pt" style:font-style-asian="italic"/>
    </style:style>
    <style:style style:name="P39" style:family="paragraph" style:parent-style-name="CellBody">
      <style:paragraph-properties fo:text-align="end" style:justify-single-word="false"/>
      <style:text-properties officeooo:rsid="00349787" officeooo:paragraph-rsid="00349787"/>
    </style:style>
    <style:style style:name="P40" style:family="paragraph" style:parent-style-name="CellBody">
      <style:text-properties officeooo:rsid="00349787" officeooo:paragraph-rsid="00349787"/>
    </style:style>
    <style:style style:name="T1" style:family="text">
      <style:text-properties officeooo:rsid="0011b96a"/>
    </style:style>
    <style:style style:name="T2" style:family="text">
      <style:text-properties fo:font-size="14pt" fo:font-weight="normal" style:font-size-asian="14pt" style:font-weight-asian="normal"/>
    </style:style>
    <style:style style:name="T3" style:family="text">
      <style:text-properties fo:font-size="14pt" fo:font-weight="normal" officeooo:rsid="0011b96a" style:font-size-asian="14pt" style:font-weight-asian="normal"/>
    </style:style>
    <style:style style:name="T4" style:family="text">
      <style:text-properties fo:font-size="14pt" fo:font-weight="normal" officeooo:rsid="00349787" style:font-size-asian="14pt" style:font-weight-asian="normal"/>
    </style:style>
    <style:style style:name="T5" style:family="text">
      <style:text-properties style:font-name="Courier New"/>
    </style:style>
    <style:style style:name="T6" style:family="text">
      <style:text-properties officeooo:rsid="000a64c6"/>
    </style:style>
    <style:style style:name="T7" style:family="text">
      <style:text-properties officeooo:rsid="00a31936"/>
    </style:style>
    <style:style style:name="T8" style:family="text">
      <style:text-properties officeooo:rsid="0013ac1b"/>
    </style:style>
    <style:style style:name="T9" style:family="text">
      <style:text-properties officeooo:rsid="0017dce7"/>
    </style:style>
    <style:style style:name="T10" style:family="text">
      <style:text-properties officeooo:rsid="001a80db"/>
    </style:style>
    <style:style style:name="T11" style:family="text">
      <style:text-properties officeooo:rsid="001e8ed8"/>
    </style:style>
    <style:style style:name="T12" style:family="text">
      <style:text-properties officeooo:rsid="0021ffa8"/>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officeooo:rsid="00233771"/>
    </style:style>
    <style:style style:name="T15" style:family="text">
      <style:text-properties officeooo:rsid="002fe0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Document_20_Title"><text:user-defined style:data-style-name="N0" text:name="RFP Title">RFP 196 OSGi Connect</text:user-defined></text:p>
      <text:p text:style-name="Document_20_Title"><text:span text:style-name="T4">Proposed Final </text:span><text:span text:style-name="T3">Draft</text:span><text:span text:style-name="T2"><text:line-break/><text:line-break/></text:span><text:span text:style-name="T2"><text:page-count style:num-format="1">7</text:page-count></text:span><text:span text:style-name="T2"> Pages</text:span></text:p>
      <text:p text:style-name="P21">Abstract</text:p>
      <text:p text:style-name="Abstract">Discusses the needs for a specification that would make <text:span text:style-name="T1">code and services from outside of an OSGi framework available to OSGi and vice versa</text:span>.</text:p>
      <text:h text:style-name="P25" text:outline-level="1" text:restart-numbering="true" text:start-value="-1"><text:bookmark-start text:name="__RefHeading___Toc416_4249349373"/>Document Information<text:bookmark-end text:name="__RefHeading___Toc416_4249349373"/></text:h>
      <text:h text:style-name="P27" text:outline-level="2"><text:bookmark-start text:name="__RefHeading___Toc418_4249349373"/>Table of Contents<text:bookmark-end text:name="__RefHeading___Toc418_4249349373"/></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6">0 <text:s/>Document Information<text:tab/>2</text:p>
          <text:p text:style-name="P37">0.1 <text:s/>Table of Contents<text:tab/>2</text:p>
          <text:p text:style-name="P37">0.2 <text:s/>Terminology and Document Conventions<text:tab/>2</text:p>
          <text:p text:style-name="P37">0.3 <text:s/>Revision History<text:tab/>3</text:p>
          <text:p text:style-name="P36">1 <text:s/>Introduction<text:tab/>3</text:p>
          <text:p text:style-name="P36">2 <text:s/>Application Domain<text:tab/>3</text:p>
          <text:p text:style-name="P37">2.1 <text:s/>Terminology + Abbreviations<text:tab/>4</text:p>
          <text:p text:style-name="P36">3 <text:s/>Problem Description<text:tab/>4</text:p>
          <text:p text:style-name="P36">4 <text:s/>Use Cases<text:tab/>4</text:p>
          <text:p text:style-name="P37">4.1 <text:s/>WARs<text:tab/>5</text:p>
          <text:p text:style-name="P37">4.2 <text:s/>Application Frameworks<text:tab/>5</text:p>
          <text:p text:style-name="P37">4.3 <text:s/>Build a hybrid OSGi-JPMS application<text:tab/>5</text:p>
          <text:p text:style-name="P37">4.4 <text:s/>Bundles available via an outside classloader<text:tab/>5</text:p>
          <text:p text:style-name="P37">4.5 <text:s/>Native compilation<text:tab/>5</text:p>
          <text:p text:style-name="P36">5 <text:s/>Requirements<text:tab/>5</text:p>
          <text:p text:style-name="P37">5.1 <text:s/>Basic<text:tab/>5</text:p>
          <text:p text:style-name="P37">5.2 <text:s/>Connect Bundle<text:tab/>6</text:p>
          <text:p text:style-name="P36">6 <text:s/>Document Support<text:tab/>6</text:p>
          <text:p text:style-name="P37">6.1 <text:s/>References<text:tab/>6</text:p>
          <text:p text:style-name="P37">6.2 <text:s/>Author’s Address<text:tab/>6</text:p>
          <text:p text:style-name="P37">6.3 <text:s/>End of Document<text:tab/>7</text:p>
        </text:index-body>
      </text:table-of-content>
      <text:p text:style-name="Body"/>
      <text:h text:style-name="Heading_20_2" text:outline-level="2"><text:bookmark-start text:name="__RefHeading___Toc420_4249349373"/>Terminology and Document Conventions<text:bookmark-end text:name="__RefHeading___Toc420_4249349373"/></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5">Source code is shown in this typeface</text:span>.</text:p>
      <text:h text:style-name="Heading_20_2" text:outline-level="2"><text:bookmark-start text:name="__RefHeading___Toc422_4249349373"/><text:soft-page-break/>Revision History<text:bookmark-end text:name="__RefHeading___Toc422_4249349373"/></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P4">2019-05-29</text:p>
          </table:table-cell>
          <table:table-cell table:style-name="Table1.C1" office:value-type="string">
            <text:p text:style-name="CellBody"><text:span text:style-name="T6">Carsten Ziegeler</text:span>, Initial draft <text:span text:style-name="T6">based on RFP-143 and F2F discussion in Chicago</text:span></text:p>
          </table:table-cell>
        </table:table-row>
        <table:table-row table:style-name="Table1.2">
          <table:table-cell table:style-name="Table1.A3" office:value-type="string">
            <text:p text:style-name="CellBody"/>
          </table:table-cell>
          <table:table-cell table:style-name="Table1.B3" office:value-type="date" office:date-value="2019-06-05">
            <text:p text:style-name="P6">05/06/19</text:p>
          </table:table-cell>
          <table:table-cell table:style-name="Table1.C3" office:value-type="string">
            <text:p text:style-name="P7">Karl Pauls, update after EEG call</text:p>
          </table:table-cell>
        </table:table-row>
        <table:table-row table:style-name="Table1.2">
          <table:table-cell table:style-name="Table1.A3" office:value-type="string">
            <text:p text:style-name="CellBody"/>
          </table:table-cell>
          <table:table-cell table:style-name="Table1.B3" office:value-type="date" office:date-value="2019-03-07">
            <text:p text:style-name="P8">07/03/19</text:p>
          </table:table-cell>
          <table:table-cell table:style-name="Table1.C5" office:value-type="string">
            <text:p text:style-name="P9">Karl Pauls, update after EEG call</text:p>
          </table:table-cell>
        </table:table-row>
        <table:table-row table:style-name="Table1.2">
          <table:table-cell table:style-name="Table1.A3" office:value-type="string">
            <text:p text:style-name="CellBody"/>
          </table:table-cell>
          <table:table-cell table:style-name="Table1.A3" office:value-type="string">
            <text:p text:style-name="P39">08/31/19</text:p>
          </table:table-cell>
          <table:table-cell table:style-name="Table1.C5" office:value-type="string">
            <text:p text:style-name="P40">David Bosschaert, mark as proposed final draft</text:p>
          </table:table-cell>
        </table:table-row>
      </table:table>
      <text:p text:style-name="Body"/>
      <text:h text:style-name="Heading_20_1" text:outline-level="1"><text:bookmark-start text:name="__RefHeading___Toc424_4249349373"/>Introduction<text:bookmark-end text:name="__RefHeading___Toc424_4249349373"/></text:h>
      <text:p text:style-name="P17">This RFP discusses the need for an OSGi Framework that can integrate externally defined modules which are outside of the control of the framework. In other words, to connect the OSGi Framework to code and services from the outside world like jars on the classpath or JPMS modules. </text:p>
      <text:p text:style-name="Body">Parts of this work were first explored in RFP-143 OSGiConnect. Although RFP-143 got accepted it never made it into an RFC. This RFP is taking the basic idea and generalizes it to allow for an adjusted set of use cases as well as focusing on a design that could possibly <text:span text:style-name="T10">be </text:span>driven by an SPI. </text:p>
      <text:h text:style-name="Heading_20_1" text:outline-level="1"><text:bookmark-start text:name="__RefHeading___Toc426_4249349373"/>Application Domain<text:bookmark-end text:name="__RefHeading___Toc426_4249349373"/></text:h>
      <text:p text:style-name="P15">The OSGi framework consists of a number of layers where the module layer is by far the largest and most complex. This layer has <text:span text:style-name="T10">proved</text:span> to be very useful for large and complex applications that require side by side versioning and encapsulation of their classes. </text:p>
      <text:p text:style-name="P15">The OSGi module layer takes care of the class loading for each bundle and isolates bundles in their own class loader, minimizing global space. The consequence of the module layer being responsible for class loading, <text:soft-page-break/>prevents or at least makes it very difficult to use classes or services that are already present on the class path and <text:span text:style-name="T10">whose</text:span> class space is managed outside of OSGi. </text:p>
      <text:p text:style-name="P15">At the same time, functionality running outside of OSGi is not <text:span text:style-name="T10">easily </text:span>able to benefit from the rich service model of OSGi in a standardized way. </text:p>
      <text:p text:style-name="P15">Finally, the OSGi framework assumes it is in control of the actual deployment units i.e., the jar files that get installed as Bundles. There is no way to represent outside content as bundles where the framework hasn’t been given the deployment unit. </text:p>
      <text:h text:style-name="Heading_20_2" text:outline-level="2"><text:bookmark-start text:name="__RefHeading___Toc428_4249349373"/>Terminology + Abbreviations<text:bookmark-end text:name="__RefHeading___Toc428_4249349373"/></text:h>
      <text:p text:style-name="Body">OSGi Connect – Working name given to this effort.</text:p>
      <text:p text:style-name="P16">Connect Bundle – A connect bundle is provided from outside of the OSGi framework and represented within the OSGi framework as a bundle. A connect bundle can function as a proper bundle but might have some limitations with respect to class loading and isolation which need to be defined during the specification process.</text:p>
      <text:h text:style-name="Heading_20_1" text:outline-level="1"><text:bookmark-start text:name="__RefHeading___Toc430_4249349373"/>Problem Description<text:bookmark-end text:name="__RefHeading___Toc430_4249349373"/></text:h>
      <text:p text:style-name="P20">Code running outside of the OSGi framework is hard to use from the inside. The framework can delegate some of it via the system bundle exports but for “normal” Java applications that is often not enough and somewhat tedious in any case as the delegation is rather static. Furthermore, it isn’t possible to represent logical units on the outside (like JPMS Modules, OSGi bundles on the classpath, or other components) inside the framework (as the only delegation method is packages exposed via the system bundle). </text:p>
      <text:p text:style-name="P20">That makes it hard and in some cases impossible to create hybrid solutions that can be used inside OSGi as well as in other contexts and that would still work if the two are used within the same application. In other words, there is a need for a solution that allows to bridge part of the outside world into the OSGi framework in such a way that normal OSGi mechanisms apply to it.</text:p>
      <text:p text:style-name="P18"/>
      <text:h text:style-name="Heading_20_1" text:outline-level="1"><text:bookmark-start text:name="__RefHeading___Toc432_4249349373"/>Use Cases<text:bookmark-end text:name="__RefHeading___Toc432_4249349373"/></text:h>
      <text:p text:style-name="Body"/>
      <text:h text:style-name="Heading_20_2" text:outline-level="2"><text:bookmark-start text:name="__RefHeading___Toc436_4249349373"/><text:soft-page-break/>WARs<text:bookmark-end text:name="__RefHeading___Toc436_4249349373"/></text:h>
      <text:p text:style-name="Body">The Java EE is a highly popular format for deploying web applications. The different servlet bridges have made it possible to use OSGi inside the WARs but especially in Java EE based applications the class loading issues are prevalent. An OSGi Connect could be triggered when a servlet is loaded and thereby activating all “bundles” and let them collaborate through the service registry <text:span text:style-name="T9">without the need to actually copy them into the framework cache</text:span>.</text:p>
      <text:h text:style-name="Heading_20_2" text:outline-level="2"><text:bookmark-start text:name="__RefHeading___Toc438_4249349373"/>Application Frameworks<text:bookmark-end text:name="__RefHeading___Toc438_4249349373"/></text:h>
      <text:p text:style-name="P23">Numerous application frameworks exist to provide convenient access to various services ranging from parsing, logging, and security to web access and persistence. The popularity or usefulness of a given framework could lead <text:span text:style-name="T12">to </text:span>it to be adopted and even relied upon by an application. Unfortunately, some frameworks have intrinsic dependencies and built-in assumptions about the classloader environment. In some cases these frameworks will not function correctly in OSGi. OSGi Connect is one way to enable applications to <text:span text:style-name="T1">use</text:span> some of the benefits of OSGi services <text:span text:style-name="T1">and modules</text:span>, but still be able to make use of existing frameworks.</text:p>
      <text:h text:style-name="Heading_20_2" text:outline-level="2"><text:bookmark-start text:name="__RefHeading___Toc440_4249349373"/>Build a hybrid OSGi-JPMS application<text:bookmark-end text:name="__RefHeading___Toc440_4249349373"/></text:h>
      <text:p text:style-name="P24">A <text:span text:style-name="T7">Java application may have some of it’s functionality implemented as bundles and another part implemented as JPMS modules.</text:span> It should be possible to <text:span text:style-name="T1">use JPMS modules within an OSGi framework</text:span>. This could make it possible to accurately reflect available system packages in a JPMS environment and would allow the framework to itself be a JPMS module. Ultimately, it could be possible to create JPMS modules that carry enough meta-data to work inside OSGi as well and vice versa where one could still use them inside OSGi even in case they are provided as JPMS modules in a given application.</text:p>
      <text:h text:style-name="P26" text:outline-level="2"><text:bookmark-start text:name="__RefHeading___Toc439_1604974240"/><text:span text:style-name="T15">Bundles available via an outside classloader</text:span> <text:s/><text:bookmark-end text:name="__RefHeading___Toc439_1604974240"/></text:h>
      <text:p text:style-name="P16">In some scenarios, <text:span text:style-name="T15">an application has the bundles already available in a classloader (e.g., they are loaded as normal jars from the classpath). </text:span><text:s/>In these scenarios a contained OSGi framework does not need to provide module isolation and can directly use the jars as bundles, still providing most of the OSGi functionality.</text:p>
      <text:h text:style-name="Heading_20_2" text:outline-level="2"><text:bookmark-start text:name="__RefHeading___Toc620_1555924158"/>Native comp<text:span text:style-name="T14">ilation</text:span><text:bookmark-end text:name="__RefHeading___Toc620_1555924158"/></text:h>
      <text:p text:style-name="P19">In some scenarios, it is becoming common place that Java applications are compiled to native code AOT. In AOT compilation, custom classloaders can be a problem. This approach would potentially allow to make OSGi bundles work from the outside where they (together with the framework) are AOT compiled.</text:p>
      <text:h text:style-name="Heading_20_1" text:outline-level="1"><text:bookmark-start text:name="__RefHeading___Toc442_4249349373"/>Requirements<text:bookmark-end text:name="__RefHeading___Toc442_4249349373"/></text:h>
      <text:h text:style-name="Heading_20_2" text:outline-level="2"><text:bookmark-start text:name="__RefHeading___Toc444_4249349373"/>Basic<text:bookmark-end text:name="__RefHeading___Toc444_4249349373"/></text:h>
      <text:list xml:id="list2685980174" text:style-name="L2">
        <text:list-item>
          <text:p text:style-name="P30">BA00<text:span text:style-name="T8">10</text:span> – <text:span text:style-name="T8">It must be possible to install Connect Bundles.</text:span></text:p>
        </text:list-item>
        <text:list-item>
          <text:p text:style-name="P34"><text:soft-page-break/>BA002<text:span text:style-name="T8">0</text:span> – <text:span text:style-name="T8">It must be possible for Connect bundles to participate in the Service Layer as usual for Bundles. </text:span></text:p>
        </text:list-item>
        <text:list-item>
          <text:p text:style-name="P35">BA0030 – It must be possible to use OSGi services implementing an API provided by a Connect Bundle outside of the OSGi framework.</text:p>
        </text:list-item>
      </text:list>
      <text:h text:style-name="Heading_20_2" text:outline-level="2"><text:bookmark-start text:name="__RefHeading___Toc441_1604974240"/>Connect Bundle<text:bookmark-end text:name="__RefHeading___Toc441_1604974240"/></text:h>
      <text:list xml:id="list1958632790" text:style-name="L1">
        <text:list-item>
          <text:p text:style-name="P31">CB0010 – It must be possible to provide the class loader for a connect bundle.</text:p>
        </text:list-item>
        <text:list-item>
          <text:p text:style-name="P31">CB0020 – It must be possible to influence the wiring of a connect bundle <text:span text:style-name="T11">similar to existing resolver hooks</text:span>.</text:p>
        </text:list-item>
        <text:list-item>
          <text:p text:style-name="P31">CB0030 – It must be possible to provide the manifest header<text:span text:style-name="T9">s</text:span> of a connect bundle.</text:p>
        </text:list-item>
        <text:list-item>
          <text:p text:style-name="P31">CB0040 – It must be possible to provide the resources/entries of a connect bundle.</text:p>
        </text:list-item>
        <text:list-item>
          <text:p text:style-name="P31">CB0050 – Connect bundles must be treated and behave like any other bundle except for a limited set of functionalities that are explicitly not supported.</text:p>
        </text:list-item>
        <text:list-item>
          <text:p text:style-name="P32">CB0060 – Connect Bundles must be subject to the standard OSGi resolution rules.</text:p>
        </text:list-item>
        <text:list-item>
          <text:p text:style-name="P29">CB0070 – All existing lifecycle methods must be well-defined wrt. Connect Bundles.</text:p>
        </text:list-item>
        <text:list-item>
          <text:p text:style-name="P33">CB0080 – Installed Connect Bundles must be able to be persisted <text:span text:style-name="T13">across</text:span> restarts.</text:p>
        </text:list-item>
      </text:list>
      <text:h text:style-name="Heading_20_1" text:outline-level="1"><text:bookmark-start text:name="__RefHeading___Toc446_4249349373"/>Document Support<text:bookmark-end text:name="__RefHeading___Toc446_4249349373"/></text:h>
      <text:h text:style-name="Heading_20_2" text:outline-level="2"><text:bookmark-start text:name="__RefHeading___Toc448_4249349373"/>References<text:bookmark-end text:name="__RefHeading___Toc448_4249349373"/></text:h>
      <text:list xml:id="list108696014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22"/>
      <text:h text:style-name="Heading_20_2" text:outline-level="2"><text:bookmark-start text:name="__RefHeading___Toc450_4249349373"/>Author’s Address<text:bookmark-end text:name="__RefHeading___Toc450_4249349373"/></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0">Name</text:p>
          </table:table-cell>
          <table:table-cell table:style-name="Table2.B1" office:value-type="string">
            <text:p text:style-name="P12">Carsten Ziegeler</text:p>
          </table:table-cell>
        </table:table-row>
        <table:table-row table:style-name="Table2.1">
          <table:table-cell table:style-name="Table2.A1" office:value-type="string">
            <text:p text:style-name="P10">Company</text:p>
          </table:table-cell>
          <table:table-cell table:style-name="Table2.B1" office:value-type="string">
            <text:p text:style-name="P12">Adobe</text:p>
          </table:table-cell>
        </table:table-row>
        <table:table-row table:style-name="Table2.1">
          <table:table-cell table:style-name="Table2.A1" office:value-type="string">
            <text:p text:style-name="P10">Address</text:p>
          </table:table-cell>
          <table:table-cell table:style-name="Table2.B1" office:value-type="string">
            <text:p text:style-name="P10"/>
          </table:table-cell>
        </table:table-row>
        <table:table-row table:style-name="Table2.1">
          <table:table-cell table:style-name="Table2.A1" office:value-type="string">
            <text:p text:style-name="P10">Voice</text:p>
          </table:table-cell>
          <table:table-cell table:style-name="Table2.B4">
            <text:p text:style-name="P10"/>
          </table:table-cell>
        </table:table-row>
        <table:table-row table:style-name="Table2.1">
          <table:table-cell table:style-name="Table2.A1" office:value-type="string">
            <text:p text:style-name="P2">e-mail</text:p>
          </table:table-cell>
          <table:table-cell table:style-name="Table2.B1" office:value-type="string">
            <text:p text:style-name="P5">cziegele@adobe.com</text:p>
          </table:table-cell>
        </table:table-row>
      </table:table>
      <text:p text:style-name="Body"/>
      <table:table table:name="Tabelle1" table:style-name="Tabelle1">
        <table:table-column table:style-name="Tabelle1.A"/>
        <table:table-column table:style-name="Tabelle1.B"/>
        <table:table-row table:style-name="Tabelle1.1">
          <table:table-cell table:style-name="Tabelle1.A1" office:value-type="string">
            <text:p text:style-name="P11">Name</text:p>
          </table:table-cell>
          <table:table-cell table:style-name="Tabelle1.B1" office:value-type="string">
            <text:p text:style-name="P12">Karl Pauls</text:p>
          </table:table-cell>
        </table:table-row>
        <table:table-row table:style-name="Tabelle1.1">
          <table:table-cell table:style-name="Tabelle1.A1" office:value-type="string">
            <text:p text:style-name="P11">Company</text:p>
          </table:table-cell>
          <table:table-cell table:style-name="Tabelle1.B1" office:value-type="string">
            <text:p text:style-name="P12">Adobe</text:p>
          </table:table-cell>
        </table:table-row>
        <table:table-row table:style-name="Tabelle1.1">
          <table:table-cell table:style-name="Tabelle1.A1" office:value-type="string">
            <text:p text:style-name="P11">Address</text:p>
          </table:table-cell>
          <table:table-cell table:style-name="Tabelle1.B1" office:value-type="string">
            <text:p text:style-name="P11"/>
          </table:table-cell>
        </table:table-row>
        <table:table-row table:style-name="Tabelle1.1">
          <table:table-cell table:style-name="Tabelle1.A1" office:value-type="string">
            <text:p text:style-name="P11">Voice</text:p>
          </table:table-cell>
          <table:table-cell table:style-name="Tabelle1.B4">
            <text:p text:style-name="P11"/>
          </table:table-cell>
        </table:table-row>
        <table:table-row table:style-name="Tabelle1.1">
          <table:table-cell table:style-name="Tabelle1.A1" office:value-type="string">
            <text:p text:style-name="P3">e-mail</text:p>
          </table:table-cell>
          <table:table-cell table:style-name="Tabelle1.B1" office:value-type="string">
            <text:p text:style-name="P5">kpauls@adobe.com</text:p>
          </table:table-cell>
        </table:table-row>
      </table:table>
      <text:h text:style-name="P28" text:outline-level="2"><text:bookmark-start text:name="__RefHeading___Toc452_4249349373"/>End of Document<text:bookmark-end text:name="__RefHeading___Toc452_4249349373"/></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T1" style:family="text">
      <style:text-properties officeooo:rsid="0011b96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0231D6ACC263EE0A.png" xlink:type="simple" xlink:show="embed" xlink:actuate="onLoad" loext:mime-type="image/png"/></draw:frame><text:tab/><text:user-defined style:data-style-name="N0" text:name="RFP Title">RFP 196 OSGi Connect</text:user-defined><text:tab/>Page <text:page-number text:select-page="current">2</text:page-number><text:s/>of <text:page-count style:num-format="1">7</text:page-count></text:p>
        <text:p text:style-name="Header"/>
        <text:p text:style-name="Header"><text:tab/><text:span text:style-name="MT1">Draft</text:span><text:tab/><text:modification-date style:data-style-name="N76">July 31, 2019</text:modification-date></text:p>
      </style:header>
      <style:footer>
        <text:p text:style-name="Footer">Copyright © <text:user-defined style:data-style-name="N0" text:name="Company">OSGi Alliance</text:user-defined><text:s/><text:modification-date style:data-style-name="N111">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11">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1-03-30T10:07:33</meta:creation-date>
    <meta:editing-cycles>59</meta:editing-cycles>
    <meta:editing-duration>P3DT5H37M14S</meta:editing-duration>
    <meta:initial-creator>Peter Kriens</meta:initial-creator>
    <dc:date>2019-07-31T15:45:24.521190245</dc:date>
    <dc:creator>David Bosschaert</dc:creator>
    <meta:document-statistic meta:table-count="3" meta:image-count="2" meta:object-count="0" meta:page-count="7" meta:paragraph-count="111" meta:word-count="1437" meta:character-count="8591" meta:non-whitespace-character-count="7251"/>
    <meta:user-defined meta:name="Company">OSGi Alliance</meta:user-defined>
    <meta:user-defined meta:name="Info 3"/>
    <meta:user-defined meta:name="Info 4"/>
    <meta:user-defined meta:name="RFP Title">RFP 196 OSGi Connect</meta:user-defined>
  </office:meta>
</office:document-meta>
</file>